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State</text:p>
          </table:table-cell>
          <table:table-cell table:style-name="ce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0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16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17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Windows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  <table:table-cell table:style-name="ce8"/>
          <table:table-cell table:style-name="ce8" office:value-type="string" calcext:value-type="string">
            <text:p>Linux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16"/>
          <table:table-cell table:style-name="ce18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0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6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18T21:04:42.401841856</dc:date>
    <meta:editing-duration>P2DT23H39M22S</meta:editing-duration>
    <meta:editing-cycles>43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